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achingViewResolver.clea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achingViewResolver.is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ingViewResolver.removeEldestEntry( Map . Entry &lt; Object , View &gt; eld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achingViewResolver.render( @ Nullable Map &lt; String , ? &gt; mod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CachingViewResolver.createView( String view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ingViewResolver.setCacheFilter( CacheFilter cach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ingViewResolver.formatKey( Object cach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ingViewResolver.isCacheUn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ingViewResolver.getCach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ingViewResolver.getCacheKey( String view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ingViewResolv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ingViewResolver.removeFromCache( String viewName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CachingViewResolver.setCacheLimit( int cach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ingViewResolver.setCacheUnresolved( boolean cacheUnresolv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ingViewResolver.resolveViewName( String viewName , Locale loca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CachingViewResolver.getCach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ingViewResolver.setCache( boolean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